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Cambria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 style:list-style-name="L1">
      <style:text-properties style:font-name="Cambria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Times New Roman3" style:font-weight-asian="bold" style:font-name-complex="Times New Roman3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6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51cm" draw:z-index="0"><draw:image xlink:href="../../odt/images/0021.png" xlink:type="simple" xlink:show="embed" xlink:actuate="onLoad"/></draw:frame></text:p>
          </table:table-cell>
          <table:table-cell table:style-name="Table1.B1" office:value-type="string">
            <text:h text:style-name="P4" text:outline-level="1">Распаковка матр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5cm" svg:height="1.24cm" draw:z-index="1"><draw:image xlink:href="../../odt/images/002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реобразование <text:span text:style-name="T13">одного</text:span> входного <text:span text:style-name="T1">векторного</text:span> сигнала на <text:span text:style-name="T11">несколько</text:span> <text:span text:style-name="T1">векторных</text:span> выходных сигналов согласно алгоритму:</text:p>
            <text:p text:style-name="P7"><draw:frame draw:style-name="fr3" draw:name="Объект1" text:anchor-type="as-char" svg:width="12.721cm" svg:height="2.73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или</text:p>
            <text:p text:style-name="P7"><draw:frame draw:style-name="fr3" draw:name="Объект2" text:anchor-type="as-char" svg:width="5.604cm" svg:height="2.7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8"><text:span text:style-name="T18">где</text:span><text:span text:style-name="T18"><draw:frame draw:style-name="fr3" draw:name="Объект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8">– векторный выходной сигнал,</text:span><text:span text:style-name="T18"><draw:frame draw:style-name="fr3" draw:name="Объект4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8">– векторный входной сигнал.</text:span></text:p>
            <text:p text:style-name="P8"><text:span text:style-name="T18">Входной вектор</text:span><text:span text:style-name="T18"><draw:frame draw:style-name="fr3" draw:name="Объект5" text:anchor-type="as-char" svg:width="1.055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8">, интерпретируемый как матрица размера</text:span><text:span text:style-name="T18"><draw:frame draw:style-name="fr3" draw:name="Объект6" text:anchor-type="as-char" svg:width="1.916cm" svg:height="0.56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8">и «запакованная» по строкам или столбцам </text:span><text:span text:style-name="T5">(</text:span><text:span text:style-name="T18">в зависимости от варианта запаковки), преобразуется в</text:span><text:span text:style-name="T18"><draw:frame draw:style-name="fr3" draw:name="Объект7" text:anchor-type="as-char" svg:width="0.725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8">или</text:span><text:span text:style-name="T18"><draw:frame draw:style-name="fr3" draw:name="Объект8" text:anchor-type="as-char" svg:width="0.639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8">векторных выходов</text:span><text:span text:style-name="T18"><draw:frame draw:style-name="fr3" draw:name="Объект9" text:anchor-type="as-char" svg:width="1.249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(</text:span><text:span text:style-name="T18">в зависимости от варианта распаковки: по </text:span><text:span text:style-name="T3">строкам</text:span><text:span text:style-name="T18"> или по </text:span><text:span text:style-name="T3">столбцам</text:span><text:span text:style-name="T5">).</text:span></text:p>
            <text:p text:style-name="P8"><text:span text:style-name="T12">Свойства</text:span><text:span text:style-name="T18">:</text:span></text:p>
            <text:list xml:id="list5862953522228759795" text:style-name="L1">
              <text:list-item>
                <text:p text:style-name="P12"><text:span text:style-name="T20">Число строк в матрице – число</text:span><text:span text:style-name="T20"><draw:frame draw:style-name="fr3" draw:name="Объект10" text:anchor-type="as-char" svg:width="0.725cm" svg:height="0.549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</text:span></text:p>
              </text:list-item>
              <text:list-item>
                <text:p text:style-name="P12"><text:span text:style-name="T20">Число столбцов в матрице – число</text:span><text:span text:style-name="T20"><draw:frame draw:style-name="fr3" draw:name="Объект11" text:anchor-type="as-char" svg:width="0.639cm" svg:height="0.549cm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</text:span></text:p>
              </text:list-item>
              <text:list-item>
                <text:p text:style-name="P12"><text:span text:style-name="T20">Матрица запакована по – вариант запаковки</text:span><text:span text:style-name="T22"> входной </text:span><text:span text:style-name="T6">матрицы: по</text:span><text:span text:style-name="T22"> строкам или по столбцам.</text:span></text:p>
              </text:list-item>
              <text:list-item>
                <text:p text:style-name="P12"><text:span text:style-name="T20">Матрицу распаков</text:span><text:span text:style-name="T22">ать по – вариант «распаковки» входной матрицы.</text:span></text:p>
              </text:list-item>
            </text:list>
            <text:p text:style-name="P10"><text:span text:style-name="T21">Примеры</text:span><text:span text:style-name="T19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1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<text:soft-page-break/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6">[<text:span text:style-name="T4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6">[<text:span text:style-name="T4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Именованное</text:span><text:span text:style-name="T17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nx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Смешанное</text:span><text:span text:style-name="T17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5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</table:table>
            <text:p text:style-name="P5"><text:span text:style-name="T11">Примечания</text:span>:</text:p>
            <text:list xml:id="list693602372052815689" text:style-name="L2">
              <text:list-item>
                <text:p text:style-name="P13">По умолчанию блок распаковывает матрицу размером <text:span text:style-name="T4">[</text:span>2х2<text:span text:style-name="T4">] </text:span>и формирует два выходных сигнала (размерностью 2 каждый). При этом матрица запакована и распаковывается по строкам.</text:p>
              </text:list-item>
              <text:list-item>
                <text:p text:style-name="P14"><text:span text:style-name="T7">Именованные свойства </text:span><text:span text:style-name="T14">могут быть заданы </text:span><text:span text:style-name="T7">как </text:span><text:span text:style-name="T9">локальные</text:span><text:span text:style-name="T7"> переменные модели (субмодели) во вкладке </text:span><text:span text:style-name="T9">Параметры,</text:span><text:span text:style-name="T7"> как </text:span><text:span text:style-name="T9">глобальные</text:span><text:span text:style-name="T7"> сигналы проекта при помощи пункта главного меню </text:span><text:span text:style-name="T2">Сервис</text:span><text:span text:style-name="T7"> </text:span><text:span text:style-name="T8">→</text:span><text:span text:style-name="T6"> </text:span><text:span text:style-name="T10">Сигналы,</text:span><text:span text:style-name="T7"> </text:span><text:span text:style-name="T14">или как </text:span><text:span text:style-name="T2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паковка матрицы</dc:title>
    <dc:date>2014-11-29T01:02:02.13</dc:date>
    <meta:generator>OpenOffice/4.1.1$Win32 OpenOffice.org_project/411m6$Build-9775</meta:generator>
    <meta:editing-duration>PT4H7M46S</meta:editing-duration>
    <meta:editing-cycles>93</meta:editing-cycles>
    <meta:document-statistic meta:table-count="2" meta:image-count="2" meta:object-count="11" meta:page-count="2" meta:paragraph-count="54" meta:word-count="242" meta:character-count="165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  <mi/>
      <mo stretchy="false">⇒</mo>
      <mi/>
      <mi>y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y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</mrow>
    <annotation encoding="StarMath 5.0">u(t) = left [ stack{
alignl u_11(t),... u_1N(t) #
alignl u_21(t),... u_2N(t) #
alignl . . . . . . . . . . . . . . . . . . #
alignl u_M1(t),... u_MN(t)
}
right ]
~drarrow~
y(t) = left [ stack{
alignl y_1(t) = [u_11(t),... u_1N(t)] #
alignl y_2(t) = [u_21(t),... u_2N(t)] #
alignl . . . . . . . . . . . . . . . . . . #
alignl y_M(t) = [u_M1(t),... u_MN(t)]
}
right none
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row>
        <mo stretchy="true">[</mo>
        <mrow>
          <mtable>
            <mtr>
              <mtd>
                <mrow>
                  <msub>
                    <mi>y</mi>
                    <mn>1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1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1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2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2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y</mi>
                    <mi>M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i mathvariant="italic">M1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i mathvariant="italic">MN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</mtable>
        </mrow>
      </mrow>
    </mrow>
    <annotation encoding="StarMath 5.0">left [ stack{
alignl y_1(t) = [u_11(t),... u_1N(t)] #
alignl y_2(t) = [u_21(t),... u_2N(t)] #
alignl . . . . . . . . . . . . . . . . . . #
alignl y_M(t) = [u_M1(t),... u_MN(t)]
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7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sub>
        <mi>y</mi>
        <mi>j</mi>
      </msub>
      <mrow>
        <mo stretchy="false">(</mo>
        <mrow>
          <mi>t</mi>
        </mrow>
        <mo stretchy="false">)</mo>
      </mrow>
    </mrow>
    <annotation encoding="StarMath 5.0">y_j(t)</annotation>
  </semantics>
</math>
</file>